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1.5pt" style:font-size-asian="11.5pt" style:font-size-complex="11.5pt"/>
    </style:style>
    <style:style style:name="P2" style:family="paragraph" style:parent-style-name="Salutation_20__28_user_29_">
      <style:text-properties fo:font-size="11.5pt" style:font-size-asian="11.5pt" style:font-size-complex="11.5pt"/>
    </style:style>
    <style:style style:name="P3" style:family="paragraph" style:parent-style-name="Text_20_body">
      <style:paragraph-properties fo:margin-top="0in" fo:margin-bottom="0in"/>
      <style:text-properties fo:font-size="11.5pt" style:font-size-asian="11.5pt" style:font-size-complex="11.5pt"/>
    </style:style>
    <style:style style:name="P4" style:family="paragraph" style:parent-style-name="Date">
      <style:text-properties fo:font-size="11.5pt" style:font-size-asian="11.5pt" style:font-size-complex="11.5pt"/>
    </style:style>
    <style:style style:name="P5" style:family="paragraph" style:parent-style-name="Standard">
      <style:paragraph-properties fo:margin-left="0.25in" fo:margin-right="0in" fo:text-indent="0in" style:auto-text-indent="false"/>
      <style:text-properties fo:font-size="11.5pt" style:font-size-asian="11.5pt" style:font-size-complex="11.5pt"/>
    </style:style>
    <style:style style:name="P6" style:family="paragraph" style:parent-style-name="Closing">
      <style:text-properties fo:font-size="11.5pt" style:font-size-asian="11.5pt" style:font-size-complex="11.5pt"/>
    </style:style>
    <style:style style:name="P7" style:family="paragraph" style:parent-style-name="Signature">
      <style:text-properties fo:font-size="11.5pt" style:font-size-asian="11.5pt" style:font-size-complex="11.5pt"/>
    </style:style>
    <style:style style:name="P8" style:family="paragraph" style:parent-style-name="Signature_20_Job_20_Title">
      <style:text-properties fo:font-size="11.5pt" style:font-size-asian="11.5pt" style:font-size-complex="11.5pt"/>
    </style:style>
    <style:style style:name="P9" style:family="paragraph" style:parent-style-name="Text_20_body">
      <style:paragraph-properties fo:margin-top="0.1945in" fo:margin-bottom="0.0835in" fo:text-align="center" style:justify-single-word="false"/>
    </style:style>
    <style:style style:name="P10" style:family="paragraph" style:parent-style-name="Standard" style:master-page-name="Standard">
      <style:paragraph-properties fo:text-align="center" style:justify-single-word="false" style:text-autospace="none" style:punctuation-wrap="simple"/>
      <style:text-properties fo:font-size="11.5pt" style:font-size-asian="11.5pt" style:font-size-complex="11.5pt" style:font-style-complex="italic" style:font-weight-complex="bold"/>
    </style:style>
    <style:style style:name="P11" style:family="paragraph" style:parent-style-name="Standard" style:list-style-name="WW8Num1">
      <style:text-properties fo:font-size="11.5pt" style:font-size-asian="11.5pt" style:font-size-complex="11.5pt"/>
    </style:style>
    <style:style style:name="P12" style:family="paragraph" style:parent-style-name="Standard" style:list-style-name="WW8Num1">
      <style:text-properties fo:font-size="11.5pt" style:font-size-asian="11.5pt" style:font-size-complex="11.5pt"/>
    </style:style>
    <style:style style:name="P13" style:family="paragraph" style:parent-style-name="Standard" style:list-style-name="WW8Num1">
      <style:text-properties fo:font-size="11.5pt" style:font-size-asian="11.5pt" style:font-size-complex="11.5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style:font-size-asian="10pt" style:font-size-complex="10pt" style:font-style-complex="italic" style:font-weight-complex="bold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date style:data-style-name="N76" text:date-value="2008-04-23T22:24:54">April 23, 2008</text:date></text:p>
      <text:p text:style-name="P2"/>
      <text:p text:style-name="P1">${line1}</text:p>
      <text:p text:style-name="P1">${line2}</text:p>
      <text:p text:style-name="P1">${line3}</text:p>
      <text:p text:style-name="P1">${city}, ${state} <text:s text:c="2"/>${zip}</text:p>
      <text:p text:style-name="P1"/>
      <text:p text:style-name="P2">Dear ${firstname}:</text:p>
      <text:p text:style-name="P1"/>
      <text:p text:style-name="P3">This letter serves to confirm your child’s enrollment in our school's 2007-08 term. <text:s/>We have enclosed a copy of <text:s/>his or her schedule. <text:s/>Please check it carefully and inform us immediately if it contains any errors.</text:p>
      <text:p text:style-name="P3"/>
      <text:p text:style-name="P3">Please note the following important reminders:</text:p>
      <text:p text:style-name="P3"/>
      <text:list text:style-name="WW8Num1">
        <text:list-item>
          <text:p text:style-name="P11">Students should always arrive early in order to allow ample time to change and warm up for class. <text:s/>At the lower levels we recommend students be in the facility at least 10 minutes before class. <text:s/>As students progress they will require more time to stretch and warm up before they begin class. <text:s/>To minimize the potential for injury, students who arrive late may be asked to sit and observe class. <text:s/>Punctual attendance is a key component in a student’s development in dance.</text:p>
        </text:list-item>
      </text:list>
      <text:p text:style-name="P4"/>
      <text:list text:style-name="WW8Num1">
        <text:list-item text:start-value="1">
          <text:p text:style-name="P11">Students should always be in proper attire (see enclosed dress code). <text:s/>Inappropriate attire creates distraction and prevents faculty members from assessing the student’s form.</text:p>
        </text:list-item>
      </text:list>
      <text:p text:style-name="P5"/>
      <text:list text:style-name="WW8Num1">
        <text:list-item text:start-value="1">
          <text:p text:style-name="P11">All registered students are expected to attend <text:span text:style-name="T1">every</text:span> scheduled class. <text:s/>In the event that a student is unable to participate, he or she should watch class and take notes. <text:s/><text:span text:style-name="T2">If a student is going to be late or absent for any reason, a parent or guardian must call and notify the school offices at <text:s/>(111) 222-3333.* <text:s/>Thank you for your support and cooperation with our efforts to be responsible guardians of your children while they are in attendance at Ballet Theatre. </text:span></text:p>
        </text:list-item>
      </text:list>
      <text:p text:style-name="P1"/>
      <text:p text:style-name="P3">We look forward to welcoming your child to our program!</text:p>
      <text:p text:style-name="P1"/>
      <text:p text:style-name="P6">Sincerely,</text:p>
      <text:p text:style-name="P1"/>
      <text:p text:style-name="P1"/>
      <text:p text:style-name="P7">Ms. Herriweather</text:p>
      <text:p text:style-name="P8">School Principal</text:p>
      <text:p text:style-name="P8"/>
      <text:p text:style-name="P3">* Please note that students will be granted up to three make up classes per semester.</text:p>
      <text:p text:style-name="P9"><text:a xlink:type="simple" xlink:href="http://www.ballettheatre.org/"><text:span text:style-name="Internet_20_link"><text:span text:style-name="T4"/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Tahom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ignature" style:family="paragraph" style:parent-style-name="Standard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Tahoma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 style:text-autospace="none" style:punctuation-wrap="simple" style:vertical-align="baseline"/>
      <style:text-properties style:font-name="Arial" fo:font-size="10pt" fo:font-weight="bold" style:font-size-asian="10pt" style:font-weight-asian="bold" style:font-size-complex="10pt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Standard" style:next-style-name="Subtitle" style:class="chapter">
      <style:paragraph-properties fo:text-align="center" style:justify-single-word="false" style:text-autospace="none" style:punctuation-wrap="simple" style:vertical-align="baseline"/>
      <style:text-properties style:font-name="Arial" fo:font-size="11pt" fo:font-style="italic" fo:font-weight="bold" style:font-size-asian="11pt" style:font-style-asian="italic" style:font-weight-asian="bold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ate" style:family="paragraph" style:parent-style-name="Standard" style:next-style-name="Standard"/>
    <style:style style:name="Salutation_20__28_user_29_" style:display-name="Salutation (user)" style:family="paragraph" style:parent-style-name="Standard" style:next-style-name="Standard"/>
    <style:style style:name="Closing" style:family="paragraph" style:parent-style-name="Standard"/>
    <style:style style:name="Signature_20_Job_20_Title" style:display-name="Signature Job Title" style:family="paragraph" style:parent-style-name="Signature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WW8Num1z0" style:family="text">
      <style:text-properties style:font-name="Symbol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25in" fo:margin-bottom="0.5in" fo:margin-left="1in" fo:margin-right="1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dc:title>September 5, 2001</dc:title>
    <meta:initial-creator>Ballet Theatre</meta:initial-creator>
    <meta:creation-date>2007-08-02T15:52:00</meta:creation-date>
    <dc:creator>R F</dc:creator>
    <dc:date>2008-04-23T22:24:54</dc:date>
    <meta:print-date>2006-09-21T15:27:00</meta:print-date>
    <dc:language>en-US</dc:language>
    <meta:editing-cycles>21</meta:editing-cycles>
    <meta:editing-duration>PT1H2M4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6" meta:word-count="269" meta:character-count="1622"/>
  </office:meta>
</office:document-meta>
</file>